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P1" style:family="paragraph" style:parent-style-name="Header_20_right">
      <style:text-properties fo:language="en" fo:country="US"/>
    </style:style>
    <style:style style:name="P2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1819e3"/>
    </style:style>
    <style:style style:name="P3" style:family="paragraph" style:parent-style-name="Text_20_body">
      <style:text-properties fo:language="en" fo:country="US" officeooo:rsid="00160fb3" officeooo:paragraph-rsid="00160fb3"/>
    </style:style>
    <style:style style:name="P4" style:family="paragraph" style:parent-style-name="Text_20_body">
      <style:text-properties fo:language="en" fo:country="US" officeooo:rsid="001725e0" officeooo:paragraph-rsid="001725e0"/>
    </style:style>
    <style:style style:name="P5" style:family="paragraph" style:parent-style-name="Title">
      <style:text-properties fo:language="en" fo:country="US" officeooo:rsid="000fa34a" officeooo:paragraph-rsid="000fa34a" style:language-asian="zxx" style:country-asian="none" style:language-complex="zxx" style:country-complex="none"/>
    </style:style>
    <style:style style:name="P6" style:family="paragraph" style:parent-style-name="Title">
      <style:text-properties fo:language="en" fo:country="US" officeooo:rsid="000d4b06" officeooo:paragraph-rsid="00147e4a" style:language-asian="zxx" style:country-asian="none" style:language-complex="zxx" style:country-complex="none"/>
    </style:style>
    <style:style style:name="P7" style:family="paragraph" style:parent-style-name="Text_20_body">
      <style:text-properties officeooo:rsid="00204069" officeooo:paragraph-rsid="00204069"/>
    </style:style>
    <style:style style:name="P8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paragraph-rsid="000fa34a"/>
    </style:style>
    <style:style style:name="P9" style:family="paragraph" style:parent-style-name="Text_20_body">
      <style:text-properties officeooo:rsid="00219469" officeooo:paragraph-rsid="00219469"/>
    </style:style>
    <style:style style:name="P10" style:family="paragraph" style:parent-style-name="Heading_20_1">
      <style:paragraph-properties fo:break-before="page"/>
      <style:text-properties fo:language="en" fo:country="US" officeooo:rsid="00147e4a" officeooo:paragraph-rsid="00147e4a"/>
    </style:style>
    <style:style style:name="P11" style:family="paragraph" style:parent-style-name="Heading_20_1">
      <style:text-properties officeooo:rsid="00204069" officeooo:paragraph-rsid="00204069"/>
    </style:style>
    <style:style style:name="P12" style:family="paragraph" style:parent-style-name="Heading_20_1">
      <style:paragraph-properties fo:break-before="page"/>
      <style:text-properties officeooo:rsid="002a53d0" officeooo:paragraph-rsid="002a53d0"/>
    </style:style>
    <style:style style:name="P13" style:family="paragraph" style:parent-style-name="Heading_20_1">
      <style:text-properties officeooo:rsid="002e4d9f" officeooo:paragraph-rsid="002e4d9f"/>
    </style:style>
    <style:style style:name="P14" style:family="paragraph" style:parent-style-name="Text_20_body">
      <style:text-properties fo:font-style="normal" officeooo:rsid="00211250" officeooo:paragraph-rsid="00211250" style:font-style-asian="normal" style:font-style-complex="normal"/>
    </style:style>
    <style:style style:name="P15" style:family="paragraph" style:parent-style-name="Text_20_body">
      <style:text-properties officeooo:rsid="00238076" officeooo:paragraph-rsid="00238076"/>
    </style:style>
    <style:style style:name="P16" style:family="paragraph" style:parent-style-name="Text_20_body" style:list-style-name="L1">
      <style:text-properties officeooo:rsid="002a53d0" officeooo:paragraph-rsid="002a53d0"/>
    </style:style>
    <style:style style:name="P17" style:family="paragraph" style:parent-style-name="Text_20_body" style:list-style-name="L1">
      <style:text-properties officeooo:paragraph-rsid="002a53d0"/>
    </style:style>
    <style:style style:name="P18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19" style:family="paragraph" style:parent-style-name="Text_20_body">
      <style:text-properties fo:language="en" fo:country="US" officeooo:rsid="001725e0" officeooo:paragraph-rsid="001725e0"/>
    </style:style>
    <style:style style:name="P20" style:family="paragraph" style:parent-style-name="Text_20_body">
      <style:text-properties officeooo:rsid="002e4d9f" officeooo:paragraph-rsid="002e4d9f"/>
    </style:style>
    <style:style style:name="P21" style:family="paragraph" style:parent-style-name="Text_20_body" style:list-style-name="L2">
      <style:text-properties officeooo:rsid="002e4d9f" officeooo:paragraph-rsid="002e4d9f"/>
    </style:style>
    <style:style style:name="P22" style:family="paragraph" style:parent-style-name="Text_20_body" style:list-style-name="L2">
      <style:text-properties officeooo:rsid="003364b9" officeooo:paragraph-rsid="003364b9"/>
    </style:style>
    <style:style style:name="T1" style:family="text">
      <style:text-properties fo:color="#d9ff00" loext:opacity="100%" fo:language="en" fo:country="US"/>
    </style:style>
    <style:style style:name="T2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3" style:family="text">
      <style:text-properties fo:language="en" fo:country="US" fo:font-style="normal" officeooo:rsid="000e9e5c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officeooo:rsid="001819e3"/>
    </style:style>
    <style:style style:name="T5" style:family="text">
      <style:text-properties style:text-underline-style="none"/>
    </style:style>
    <style:style style:name="T6" style:family="text">
      <style:text-properties officeooo:rsid="0021125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11250" style:font-style-asian="italic" style:font-style-complex="italic"/>
    </style:style>
    <style:style style:name="T9" style:family="text">
      <style:text-properties fo:font-style="italic" officeooo:rsid="00225b64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1250" style:font-style-asian="normal" style:font-style-complex="normal"/>
    </style:style>
    <style:style style:name="T12" style:family="text">
      <style:text-properties fo:font-style="normal" officeooo:rsid="00238076" style:font-style-asian="normal" style:font-style-complex="normal"/>
    </style:style>
    <style:style style:name="T13" style:family="text">
      <style:text-properties fo:font-style="normal" officeooo:rsid="0023b453" style:font-style-asian="normal" style:font-style-complex="normal"/>
    </style:style>
    <style:style style:name="T14" style:family="text">
      <style:text-properties officeooo:rsid="002a432c"/>
    </style:style>
    <style:style style:name="T15" style:family="text">
      <style:text-properties officeooo:rsid="002a53d0"/>
    </style:style>
    <style:style style:name="T16" style:family="text">
      <style:text-properties officeooo:rsid="002ae48e"/>
    </style:style>
    <style:style style:name="T17" style:family="text">
      <style:text-properties officeooo:rsid="002f9c85"/>
    </style:style>
    <style:style style:name="T18" style:family="text">
      <style:text-properties officeooo:rsid="003364b9"/>
    </style:style>
    <style:style style:name="T19" style:family="text">
      <style:text-properties officeooo:rsid="00368fa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Caligrafo</text:p>
      <text:p text:style-name="P5">Planning Document</text:p>
      <text:p text:style-name="P8"><text:a xlink:type="simple" xlink:href="https://github.com/Zvorky/Caligrafo" text:style-name="Internet_20_link" text:visited-style-name="Visited_20_Internet_20_Link"><text:span text:style-name="T3">G</text:span></text:a><text:a xlink:type="simple" xlink:href="https://github.com/Zvorky/Caligrafo" text:style-name="Internet_20_link" text:visited-style-name="Visited_20_Internet_20_Link"><text:span text:style-name="T2">it</text:span></text:a><text:a xlink:type="simple" xlink:href="https://github.com/Zvorky/Caligrafo" text:style-name="Internet_20_link" text:visited-style-name="Visited_20_Internet_20_Link"><text:span text:style-name="T3">H</text:span></text:a><text:a xlink:type="simple" xlink:href="https://github.com/Zvorky/Caligrafo" text:style-name="Internet_20_link" text:visited-style-name="Visited_20_Internet_20_Link"><text:span text:style-name="T2">ub.com/Zvorky/Caligrafo</text:span></text:a></text:p>
      <text:h text:style-name="P10" text:outline-level="1">The Idea</text:h>
      <text:p text:style-name="P3">Work with alignments for texts, essentially when printing at terminal.</text:p>
      <text:p text:style-name="P3">The same functions to align and stylize the printed text can be used to write into text files.</text:p>
      <text:p text:style-name="P4">It<text:span text:style-name="T4"> </text:span>can support lists, tables, and some others text structures <text:span text:style-name="T19">in the future</text:span>… 🤔</text:p>
      <text:p text:style-name="P4"/>
      <text:p text:style-name="P2">The goal<text:span text:style-name="T5"> is to turn simple text formatting easier, allowing us to make more fancy CLIs and text files quickly.</text:span></text:p>
      <text:p text:style-name="P2"/>
      <text:p text:style-name="P2"/>
      <text:p text:style-name="P2"/>
      <text:p text:style-name="P2"/>
      <text:p text:style-name="P2"/>
      <text:p text:style-name="P2"/>
      <text:h text:style-name="P11" text:outline-level="1">The Code</text:h>
      <text:p text:style-name="P7">Object Oriented, the Caligrafo can be a class itself, who makes the actions, or…</text:p>
      <text:p text:style-name="P7">The formatted text as a class, that can be converted <text:span text:style-name="T6">from/into </text:span><text:span text:style-name="T8">str</text:span><text:span text:style-name="T11">.</text:span></text:p>
      <text:p text:style-name="P14">Or maybe both…</text:p>
      <text:p text:style-name="P14"/>
      <text:p text:style-name="P9"><text:span text:style-name="T10">With the Caligrafo being a class itself I mean the text would be the simple </text:span><text:span text:style-name="T7">st</text:span><text:span text:style-name="T9">r </text:span><text:span text:style-name="T10">yet, </text:span><text:span text:style-name="T12">but</text:span><text:span text:style-name="T10"> </text:span><text:span text:style-name="T12">with the formatting applied.</text:span></text:p>
      <text:p text:style-name="P15"><text:span text:style-name="T10">But with the formatted text as a class, we have more versatility to use the functions one just before other, and still can get the simple </text:span><text:span text:style-name="T13">text.</text:span></text:p>
      <text:h text:style-name="P12" text:outline-level="1"><text:span text:style-name="T16">Basic </text:span>Utilities</text:h>
      <text:p text:style-name="P20">The initial goal</text:p>
      <text:list xml:id="list627693479" text:style-name="L1">
        <text:list-item>
          <text:p text:style-name="P17"><text:span text:style-name="T15">Paragraph spacing</text:span></text:p>
        </text:list-item>
        <text:list-item>
          <text:p text:style-name="P16">Horizontal Alignment (Left, Center, Right, <text:span text:style-name="T17">Justified</text:span>)</text:p>
        </text:list-item>
        <text:list-item>
          <text:p text:style-name="P16">Vertical Alignment (Top, Center, Bottom)</text:p>
        </text:list-item>
        <text:list-item>
          <text:p text:style-name="P16">Border Spacing</text:p>
        </text:list-item>
        <text:list-item>
          <text:p text:style-name="P16">Max Width</text:p>
        </text:list-item>
        <text:list-item>
          <text:p text:style-name="P16">Max Heigh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Ubuntu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>
        <style:tab-stops/>
      </style:paragraph-properties>
      <style:text-properties fo:font-size="28pt" style:text-underline-style="solid" style:text-underline-width="auto" style:text-underline-color="font-color" fo:font-weight="bold" fo:background-color="transparent" style:font-size-asian="28pt" style:font-weight-asian="bold" style:font-size-complex="28pt" style:font-weight-complex="600"/>
    </style:style>
    <style:style style:name="Signature" style:family="paragraph" style:parent-style-name="Standard" style:class="text">
      <style:paragraph-properties text:number-lines="false" text:line-number="0"/>
      <style:text-properties fo:text-transform="capitalize" fo:color="#d9ff00" loext:opacity="100%" fo:text-shadow="1pt 1pt" style:text-underline-style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right">
      <style:text-properties fo:language="en" fo:country="US"/>
    </style:style>
    <style:style style:name="MT1" style:family="text">
      <style:text-properties officeooo:rsid="002a432c"/>
    </style:style>
    <style:style style:name="MT2" style:family="text">
      <style:text-properties fo:color="#d9ff00" loext:opacity="100%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111111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h <text:span text:style-name="MT1">10</text:span> 2023</text:p>
      </style:header>
      <style:footer>
        <text:p text:style-name="Signature"><text:a xlink:type="simple" xlink:href="https://www.linkedin.com/in/enzo-zavorski/" text:style-name="Internet_20_link" text:visited-style-name="Visited_20_Internet_20_Link"><text:span text:style-name="MT2">Enzo Zavorski Delevatti</text:span></text:a></text:p>
        <text:p text:style-name="Signature"><text:a xlink:type="simple" xlink:href="https://github.com/Zvorky" text:style-name="Internet_20_link" text:visited-style-name="Visited_20_Internet_20_Link"><text:span text:style-name="MT2">@Zvorky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3:22.765896879</meta:creation-date>
    <meta:generator>LibreOffice/7.3.7.2$Linux_X86_64 LibreOffice_project/30$Build-2</meta:generator>
    <dc:date>2023-03-10T21:53:28.154935864</dc:date>
    <meta:editing-duration>PT1H54M43S</meta:editing-duration>
    <meta:editing-cycles>29</meta:editing-cycles>
    <meta:keyword>Python; Text; Print; Tool; Alignment;</meta:keyword>
    <dc:subject>Planning the Caligrafo.py project, a Python Libray with Text and Printing Tools</dc:subject>
    <dc:title>Caligrafo Planning Document</dc:title>
    <meta:document-statistic meta:table-count="0" meta:image-count="0" meta:object-count="0" meta:page-count="3" meta:paragraph-count="25" meta:word-count="185" meta:character-count="1065" meta:non-whitespace-character-count="911"/>
  </office:meta>
</office:document-meta>
</file>